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ccffff" draw:fill="none" draw:fill-color="#ffffff" draw:textarea-horizontal-align="left" draw:auto-grow-height="true" draw:auto-grow-width="false" fo:min-height="19.356cm" fo:min-width="66.999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14.5cm"/>
    </style:style>
    <style:style style:name="pr3" style:family="presentation" style:parent-style-name="Default-notes">
      <style:graphic-properties draw:fill-color="#ffffff" fo:min-height="13.364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4700b8" fo:font-size="32pt" style:font-size-asian="32pt" style:font-size-complex="32pt"/>
    </style:style>
    <style:style style:name="T3" style:family="text">
      <style:text-properties fo:color="#ff0000" fo:font-size="32pt" style:font-size-asian="32pt" style:font-size-complex="32pt"/>
    </style:style>
    <style:style style:name="T4" style:family="text">
      <style:text-properties fo:color="#ff950e" fo:font-size="32pt" style:font-size-asian="32pt" style:font-size-complex="32pt"/>
    </style:style>
    <style:style style:name="T5" style:family="text">
      <style:text-properties fo:color="#198a8a" fo:font-size="32pt" style:font-size-asian="32pt" style:font-size-complex="32pt"/>
    </style:style>
    <style:style style:name="T6" style:family="text">
      <style:text-properties fo:color="#ff0000"/>
    </style:style>
    <style:style style:name="T7" style:family="text">
      <style:text-properties fo:color="#ff950e"/>
    </style:style>
    <style:style style:name="T8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26.5cm" svg:height="19.606cm" svg:x="1cm" svg:y="0.5cm">
          <draw:text-box>
            <text:p><text:span text:style-name="T1">Sobre Interface:</text:span></text:p>
            <text:p><text:span text:style-name="T1">“</text:span><text:span text:style-name="T1">Em última análise, esta é a razão pela qual você deve usar interfaces em Delphi: </text:span></text:p>
            <text:p><text:span text:style-name="T2">Eles fornecem uma abstração muito fina - mas muito poderosa - ao seu código</text:span><text:span text:style-name="T1">. </text:span></text:p>
            <text:p><text:span text:style-name="T1">Grande parte do restante deste livro é realmente uma expansão naquela idéia simples, mas fundamental. </text:span><text:span text:style-name="T3">Pense no seu código como blocos Lego, com pinos em um lado e buracos no outro lado</text:span><text:span text:style-name="T1">. </text:span><text:span text:style-name="T4">Com esta interface livremente acoplada você pode juntar qualquer bloco a cada outro bloco e criar qualquer coisa que você quer</text:span><text:span text:style-name="T1">. </text:span></text:p>
            <text:p><text:span text:style-name="T5">Seria muito limitante se os blocos vermelhos tivessem um tamanho de furo diferente dos pinos dos blocos verdes, não?</text:span><text:span text:style-name="T1"> (nick hodge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7cm" svg:height="19.097cm" svg:x="0.5cm" svg:y="0.202cm" presentation:class="title" presentation:user-transformed="true">
          <draw:text-box>
            <text:p><text:span text:style-name="T6">Interfaces permitem que você faça algo que é crítico para escrever bom código</text:span>: Eles permitem que você programe para uma abstração. <text:span text:style-name="T7">Uma pura abstração, de fato</text:span>. Por que você quer programar abtrações e não implementações? A resposta simples é esta: <text:span text:style-name="T8">uma interface é a coisa mais pequena, mais fina e menos complicada que você pode acoplar AO seu códig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9M17S</meta:editing-duration>
    <meta:editing-cycles>4</meta:editing-cycles>
    <meta:generator>LibreOffice/4.0.1.2$Windows_x86 LibreOffice_project/84102822e3d61eb989ddd325abf1ac077904985</meta:generator>
    <dc:date>2016-12-13T21:30:28.62</dc:date>
    <meta:document-statistic meta:object-count="27"/>
  </office:meta>
</office:document-meta>
</file>